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T18" style:parent-style-name="Standardnípísmoodstavce" style:family="text">
      <style:text-properties fo:font-weight="bold" style:font-weight-asian="bold"/>
    </style:style>
    <style:style style:name="T19" style:parent-style-name="Standardnípísmoodstavce" style:family="text">
      <style:text-properties fo:font-style="italic" style:font-style-asian="italic"/>
    </style:style>
    <style:style style:name="T20" style:parent-style-name="Standardnípísmoodstavce" style:family="text">
      <style:text-properties fo:font-style="italic" style:font-style-asian="italic"/>
    </style:style>
    <style:style style:name="T21" style:parent-style-name="Standardnípísmoodstavce" style:family="text">
      <style:text-properties fo:font-weight="bold" style:font-weight-asian="bold"/>
    </style:style>
    <style:style style:name="T22" style:parent-style-name="Standardnípísmoodstavce" style:family="text">
      <style:text-properties fo:font-weight="bold" style:font-weight-asian="bold"/>
    </style:style>
    <style:style style:name="T23" style:parent-style-name="Standardnípísmoodstavce" style:family="text">
      <style:text-properties fo:font-weight="bold" style:font-weight-asian="bold"/>
    </style:style>
    <style:style style:name="P24" style:parent-style-name="Základnítext" style:family="paragraph">
      <style:text-properties fo:font-weight="bold" style:font-weight-asian="bold"/>
    </style:style>
    <style:style style:name="T25" style:parent-style-name="Standardnípísmoodstavce" style:family="text">
      <style:text-properties fo:font-weight="bold" style:font-weight-asian="bold"/>
    </style:style>
    <style:style style:name="T26" style:parent-style-name="Standardnípísmoodstavce" style:family="text">
      <style:text-properties fo:font-weight="bold" style:font-weight-asian="bold"/>
    </style:style>
    <style:style style:name="T27" style:parent-style-name="Standardnípísmoodstavce" style:family="text">
      <style:text-properties fo:font-weight="bold" style:font-weight-asian="bold"/>
    </style:style>
    <style:style style:name="T28" style:parent-style-name="Hypertextovýodkaz" style:family="text">
      <style:text-properties fo:font-weight="bold" style:font-weight-asian="bold"/>
    </style:style>
    <style:style style:name="T29" style:parent-style-name="Standardnípísmoodstavce" style:family="text">
      <style:text-properties fo:font-weight="bold" style:font-weight-asian="bold"/>
    </style:style>
    <style:style style:name="P30" style:parent-style-name="Základnítext" style:family="paragraph">
      <style:text-properties fo:background-color="#FFFF00"/>
    </style:style>
    <style:style style:name="P31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/2019<text:bookmark-end text:name="Text14"/></text:p>
            <text:p text:style-name="Normální">KVOP-1892/2019<text:bookmark-end text:name="Text2"/></text:p>
            <text:p text:style-name="Normální"><text:bookmark-start text:name="Text6"/>24. 01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M. Š.</text:p>
            <text:p text:style-name="Normální"/>
            <text:p text:style-name="Normální"/>
            <text:p text:style-name="Normální"><text:span text:style-name="T17">do vlastních rukou</text:span></text:p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 a rozhodnutí<text:s/>o částečném odmítnutí žádosti</text:h>
      <text:p text:style-name="Základnítext">Vážený pane Š.,</text:p>
      <text:p text:style-name="Základnítext">dne 10. ledna 2019 byla veřejné ochránkyni práv doručena Vaše žádost podle zákona č. 106/1999 Sb., o svobodném přístupu k informacím, ve znění pozdějších předpisů, v níž se mimo jiné ptáte:</text:p>
      <text:p text:style-name="Základnítext"><text:span text:style-name="Zdůraznění">5-</text:span><text:span text:style-name="Zdůraznění"><text:tab/>Zda byl JUDr. Kře</text:span><text:span text:style-name="Zdůraznění">ček seznámen, se zákonem č. 40/1964Sb. Občanského zákona, jaké právní důsledky má porušení §58 a 59, (platné i v současné době) pro neoprávněný zápis vlastnických vztahu- <text:s/>M. R. v LV: xxxx k budově postavené stavebníkem M. Š. –na základě stavebního povolen</text:span><text:span text:style-name="Zdůraznění">í, na pozemku xxxx k.ú. S., vlastníka M. Š..</text:span></text:p>
      <text:p text:style-name="Základnítext"><text:span text:style-name="Zdůraznění">6-</text:span><text:span text:style-name="Zdůraznění"><text:tab/>Zda bylo ze strany JUDr. Křečka, při vyřizování stížnosti na Katastrální pracoviště Semily, občana M. Š., postupováno v souladu s čl. 36 odst. 1 zákona č. 2/1993Sb.Listiny základních práv a svobod – nestranně</text:span><text:span text:style-name="Zdůraznění"><text:s/>a pravdivě, nebo byli pachatelé trestné činnosti-padělání a pozměňování veřejných listin, utvrzovány, nadržováním o jejich beztrestnosti – při podvodném jednání u tohoto státního orgánu.</text:span></text:p>
      <text:p text:style-name="Základnítext"><text:span text:style-name="Zdůraznění">7-</text:span><text:span text:style-name="Zdůraznění"><text:tab/>Jestli byl JUDr. Křeček, seznámen se skutečností, že u KP Semily,</text:span><text:span text:style-name="Zdůraznění"><text:s/>dříve geodézie, došlo k padělání a pozměnění veřejné listiny , Evidenční údaje o pozemcích, kdy aby mohl být padělán a  zápis pro M. R.-dříve Š., do LV: xxxx k.ú. S. byla padělána <text:s/>tato listina a používaná jako pravá vz. Důkaz“</text:span></text:p>
      <text:p text:style-name="Základnítext">Ve smyslu zákona o svobodném přístupu k informacím,<text:s/><text:span text:style-name="Silné">se poskytují níže uvedené informace</text:span>:</text:p>
      <text:p text:style-name="Základnítext">K bodu č. 5 Vaší žádosti</text:p>
      <text:p text:style-name="Základnítext">Zástupce veřejné ochránkyně práv JUDr. Stanislav Křeček zná zákon č. 40/1964 Sb., občanský zákoník, ve znění pozdějších předpisů, a jsou mu známa i ustanovení § 58 a § 59. Vzhledem k tomu, že v době doručení Vašeho dopisu jste již nebyl v katastru nemovitostí evidován jako vlastník předmětné nemovitosti, protože nemovitosti nabyla soukromá právnická osoba, nebyl důvod splnění těchto ustanovení kontrolovat.<text:s/></text:p>
      <text:p text:style-name="Základnítext"/>
      <text:soft-page-break/>
      <text:p text:style-name="Základnítext">K bodu č. 6<text:s/>Vaší žádosti</text:p>
      <text:p text:style-name="Základnítext">Při vyřizování Vašeho podnětu doručeného dne 17. listopadu 2018 zástupce ochránkyně postupoval v souladu s právními předpisy upravujícími působnost a postup veřejného ochránce práv a jeho zástupce – tedy nestranně a podle objektivně zjištěných<text:s/>pravdivých skutečností.<text:s/></text:p>
      <text:p text:style-name="Základnítext">K bodu č. 7 Vaší žádosti</text:p>
      <text:p text:style-name="Základnítext">Zástupce ochránkyně měl informaci, že podle Vašeho názoru došlo k padělání a pozměňování listin, neboť ji obsahovala poslední strana Vašeho podnětu. Nutno ale dodat, že se jednalo pouze o Vaše hodnocení proběhlých událostí; nedoložil jste žádný doklad (např. rozhodnutí soudu), že ke spáchání trestného činu skutečně došlo.<text:s/></text:p>
      <text:p text:style-name="Základnítext"><text:span text:style-name="Silné">Současně</text:span></text:p>
      <text:p text:style-name="Základnítext"><text:span text:style-name="Silné">vydává Kancelář veřejného ochránce práv</text:span><text:s/>jako povinný subjekt podle ustanovení § 2 odst. 1 zákona č. 106/1999 Sb., o svobodném přístupu k informacím, ve znění pozdějších předpisů, a zároveň jako osoba pověřená v souladu s ustanovením § 25 odst. 2 zákona č. 349/1999 Sb., o veřejném ochránci práv, ve znění pozdějších předpisů, veřejným ochráncem práv k plnění povinností veřejného ochránce práv podle zákona o svobodném přístupu k informacím, v souladu s ustanovením § 15 a ustanovením § 20 odst. 4 písm. a) zákona o svobodném přístupu k informacím, ve spojení s ustanovením § 67 a násl. zákona č. 500/2004 Sb., správní řád, ve znění pozdějších předpisů toto</text:p>
      <text:h text:style-name="Nadpis1" text:outline-level="1">r o z h o d n u t í,</text:h>
      <text:p text:style-name="Základnítext">kterým se žádost pana M. Š., narozeného x. x x, bytem xxx, xxx, ze dne 11. ledna 2019, podle ustanovení § 2 odst. 4 zákona o svobodném přístupu k informacím<text:s/><text:span text:style-name="Silné">částečně odmítá.</text:span></text:p>
      <text:h text:style-name="Nadpis1" text:outline-level="1">Odůvodnění:</text:h>
      <text:p text:style-name="Základnítext">Dne 11. ledna 2019 se na veřejnou ochránkyni práv obrátil pan M. Š. (dále „žadatel“) s žádostí o poskytnutí informací podle zákona o svobodném přístupu k informacím.</text:p>
      <text:p text:style-name="Základnítext">Žadatel požadoval následující informace:</text:p>
      <text:p text:style-name="Základnítext"><text:span text:style-name="Zdůraznění"><text:s/>„1-</text:span><text:span text:style-name="Zdůraznění"><text:tab/>Podle kterého zákona s uvedením, jeho označení, a §, mohla být M. R., zaps</text:span><text:span text:style-name="Zdůraznění">ána v LV:xxxx k ú. S</text:span><text:span text:style-name="Zdůraznění">.</text:span><text:span text:style-name="Zdůraznění">y, pod  POLVZ: xx/xx jako vlastník pozemku zapsaném v LV: xxxx, když došlo k porušení § 58 odst.2 stavebního zákona z roku 1976</text:span></text:p>
      <text:p text:style-name="Základnítext"><text:span text:style-name="Zdůraznění">2-</text:span><text:span text:style-name="Zdůraznění"><text:tab/>Kdy byl ze strany státního orgánu, dle posouzení VOP, v souladu s čl. 36 odst. 1 zákona č. 2/1993Sb.<text:s/></text:span><text:span text:style-name="Zdůraznění">Listiny základních práv a svobod, způsobilý právní úkon k zápisu do LV: xxxx k.ú. S., usnesení Okresního soudu v Semilech, pod čj. Nc 1423/2004-10 ze dne 11.6.2004, jestliže listina k nařízení exekuce ke dni zápisu Z-3762/2004-608 <text:s/>u KP Semily,(v r. 2004)<text:s/></text:span><text:span text:style-name="Zdůraznění">nevykazovala zákonné náležitosti a nebyla opatřena, doložkou právní moci a vykonatelnosti.<text:s/></text:span></text:p>
      <text:p text:style-name="Základnítext"><text:span text:style-name="Zdůraznění">3-</text:span><text:span text:style-name="Zdůraznění"><text:tab/>Podle kterého zákona <text:s/>byl proveden zápis vlastnických práv, <text:s text:c="2"/>domu čp. xxx stojícím na pozemku xxxx/x k jehož zápisu do  evidence <text:s/>nemovitosti došlo v roce 1980,</text:span><text:span text:style-name="Zdůraznění"><text:s/>provedlo zápis KP Semily, neboť, přebralo veškeré právní závazky střediska geodézie, kde rozhodnutí o přidělení čísla popisného nezakládalo vlastnické právo k domu čp. xxx, pro M. Š. - <text:s text:c="15"/></text:span><text:soft-page-break/><text:span text:style-name="Zdůraznění">nyní R., jako bezpodílového vlastníka, jestliže, ze zák</text:span><text:span text:style-name="Zdůraznění">ona nebyla vlastníkem, pozemku č. xxxx/x k. ú. S..</text:span></text:p>
      <text:p text:style-name="Základnítext"><text:span text:style-name="Zdůraznění">4-</text:span><text:span text:style-name="Zdůraznění"><text:tab/>Zda si JUDr. Křeček, uvědomoval, že po právní stránce, si česká spořitelna ošetřila zapsaném v LV: xxxx, sjednanou půjčku s vlastníkem stavebního povolení M. Š. , podle §58a 59 zákona č.40/1964Sb.OZ ve </text:span><text:span text:style-name="Zdůraznění">znění zákona <text:s/>229/77 <text:s/>ze dne 22.8.1977 ověřeno státním notářstvím, že stavebník M. Š. , nepřevede stavbu rodinného domku <text:s/>typu OSP Benešov č.p.xxxx k.ú. S. , podle §58, kde tento zápis, prokazuje, nezákonnou činnost, při zapsání spoluvlastníka M. <text:s/>Š. – nyn</text:span><text:span text:style-name="Zdůraznění">í R., jako podílového vlastníka. Při porušení <text:s/>§58 a §59 zákona č. 40/1964 Sb. ve znění k roku 1980.</text:span></text:p>
      <text:p text:style-name="Základnítext">Podle ustanovení § 2 odst. 4 zákona o svobodném přístupu k informacím se povinnost poskytovat informace<text:s/><text:span text:style-name="T18">netýká dotazů na názory</text:span>, budoucí rozhodnutí a vytváření nových informací. Ustanovení „<text:span text:style-name="T19">brání povinný subjekt před tím, aby se na něj žadatelé v režimu uvedeného zákona obraceli s žádostmi o zaujetí stanoviska v blíže specifikované věci, provedení právního výkladu správním orgánem vydaného rozhodnutí apod.</text:span>“.<text:span text:style-name="Značkapozn.podčarou"><text:note text:note-class="footnote" text:id="_ftn0"><text:note-citation>1</text:note-citation><text:note-body><text:p text:style-name="Textpozn.podčarou"><text:s/>Rozsudek Nejvyššího správního soudu ze dne 14. ledna 2015, č. j. 10 As 117/2014-64, bod 13, dostupný z<text:s/><text:a xlink:href="http://www.nssoud.cz" office:target-frame-name="_top" xlink:show="replace"><text:span text:style-name="Hypertextovýodkaz">http://www.nssoud.cz</text:span></text:a>.</text:p></text:note-body></text:note></text:span></text:p>
      <text:p text:style-name="Základnítext">Žadatel v bodech č. 1, 3 a 4 požaduje dovysvětlit či dodatečně zdůvodnit vyjádření<text:s/>zástupce veřejné ochránkyně práv JUDr. Křečka obsažené v dopisu ze dne 3. prosince 2018, č. j. KVOP-52220/2018. Body č. 1 a 3 žádosti jsou uvozeny slovy „<text:span text:style-name="T20">podle kterého zákona</text:span>“. V bodu č. 4 se pak žadatel dotazuje, zda zástupce ochránkyně při řešení případu<text:s/>vzal do úvahy žadatelem namítanou skutečnost. Podle ustálené judikatury Nejvyššího správního soudu<text:span text:style-name="Značkapozn.podčarou"><text:note text:note-class="footnote" text:id="_ftn1"><text:note-citation>2</text:note-citation><text:note-body><text:p text:style-name="Textpozn.podčarou"><text:s/>Srov. rozsudky Nejvyššího správního soudu ze dne 27. dubna 2011, č. j. 2 As 4/2011-102, ze dne 14. ledna 2015, č. j. 10 As 117/2014-64, bod 12; oba dostupné z<text:s/><text:a xlink:href="http://www.nssoud.cz" office:target-frame-name="_top" xlink:show="replace"><text:span text:style-name="Hypertextovýodkaz">http://www.nssoud.cz</text:span></text:a>.</text:p></text:note-body></text:note></text:span><text:s/>nelze žádost o poskytnutí informace považovat za specifický opravný prostředek sloužící k (do)vysvětlení postupu či stanovisek povinných subjektů. To, že v předmětných bodech<text:s/><text:span text:style-name="T21">žadatel požaduj</text:span><text:span text:style-name="T22">e dovysvětlení</text:span><text:s/>odpovědi zástupce JUDr. Křečka, dokládá mimo jiné i úvodní část žádosti, ve které vyjadřuje nespokojenost se způsobem vyřízení svého podnětu doručeného dne 17. listopadu 2018.</text:p>
      <text:p text:style-name="Základnítext">V bodu č. 2 se žadatel dotazuje na právní názor, kdy byl podle posouzení veřejného ochránce práv určitý právní úkon způsobilý k zápisu.<text:s/><text:span text:style-name="Silné">Žadatel se tak</text:span><text:span text:style-name="T23"><text:s/>domáhá právního výkladu či názoru</text:span>.</text:p>
      <text:p text:style-name="P24">Žádost se proto v souladu s ustanovením § 2 odst. 4 zákona o svobodném přístupu k informacím v části bodů č. 1 až 4 odmítá.</text:p>
      <text:p text:style-name="Základnítext">Veškeré ostatní požadované informace byly žadateli poskytnuty a doručeny spolu s tímto rozhodnutím (viz výše).<text:s/></text:p>
      <text:h text:style-name="Nadpis1" text:outline-level="1">Poučení:</text:h>
      <text:p text:style-name="Základnítext"><text:span text:style-name="T25">Proti tomuto rozhodnutí lze v souladu s ustanovením § 16 zákona o svobodném přístupu k informacím a v souladu se Zásadami pro poskytování informac</text:span><text:span text:style-name="T26">í Kanceláří veřejného<text:s/></text:span><text:soft-page-break/><text:span text:style-name="T27">ochránce práv (viz<text:s/></text:span><text:span text:style-name="T28">www.ochrance.cz</text:span><text:span text:style-name="T29">) podat ve lhůtě 15 dnů od jeho doručení odvolání k vedoucímu Kanceláře veřejného ochránce práv prostřednictvím ředitelky právní sekce.</text:span></text:p>
      <text:p text:style-name="P30"/>
      <text:p text:style-name="P31"/>
      <text:p text:style-name="podpis">Mgr. Petra Zdražilová v. r.</text:p>
      <text:p text:style-name="podpis">ředitelka právní sek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605B*</text:span></text:p>
        <text:p text:style-name="P12"><text:span text:style-name="T13">KVOPX009605B</text:span>KVOPX009605B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3-12T10:11:00Z</meta:creation-date>
    <dc:date>2019-03-13T12:40:00Z</dc:date>
    <meta:print-date>2019-01-24T10:45:00Z</meta:print-date>
    <meta:template xlink:href="KVOP_dopis%20vedoucího" xlink:type="simple"/>
    <meta:editing-cycles>9</meta:editing-cycles>
    <meta:editing-duration>PT1440S</meta:editing-duration>
    <meta:user-defined meta:name="ContentTypeId">0x010100D3A71DC738674B4893D02C4CA0E22FAC</meta:user-defined>
    <meta:document-statistic meta:page-count="4" meta:paragraph-count="14" meta:word-count="1079" meta:character-count="7434" meta:row-count="53" meta:non-whitespace-character-count="6369"/>
  </office:meta>
</office:document-meta>
</file>